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6cm" fo:min-width="3.797cm" style:writing-mode="lr-tb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1.019cm" fo:min-width="4.58cm" style:writing-mode="lr-tb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0.703cm" fo:min-width="4.58cm" style:writing-mode="lr-tb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8" style:family="graphic" style:parent-style-name="objectwithoutfill">
      <style:graphic-properties draw:marker-end="Arrowheads_20_18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261cm" fo:min-width="2.568cm" style:writing-mode="lr-tb"/>
      <style:paragraph-properties style:writing-mode="lr-tb"/>
    </style:style>
    <style:style style:name="gr10" style:family="graphic" style:parent-style-name="objectwithoutfill">
      <style:graphic-properties draw:marker-end="Arrowheads_20_19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22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25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30" draw:marker-end-width="0.3cm" draw:fill="none" draw:textarea-vertical-align="middle"/>
    </style:style>
    <style:style style:name="gr15" style:family="graphic" style:parent-style-name="objectwithoutfill">
      <style:graphic-properties draw:marker-end="Arrowheads_20_31" draw:marker-end-width="0.3cm" draw:fill="none" draw:textarea-vertical-align="middle"/>
    </style:style>
    <style:style style:name="gr16" style:family="graphic" style:parent-style-name="objectwithoutfill">
      <style:graphic-properties draw:marker-end="Arrowheads_20_32" draw:marker-end-width="0.3cm" draw:fill="none" draw:textarea-vertical-align="middle"/>
    </style:style>
    <style:style style:name="gr17" style:family="graphic" style:parent-style-name="objectwithoutfill">
      <style:graphic-properties draw:marker-end="Arrowheads_20_3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63cm" svg:height="1.27cm" svg:x="7.668cm" svg:y="1.00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4" draw:id="id4" draw:layer="layout" svg:width="4.763cm" svg:height="1.27cm" svg:x="15.287cm" svg:y="18.78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6" draw:id="id6" draw:layer="layout" svg:width="5.08cm" svg:height="1.269cm" svg:x="2.587cm" svg:y="8.621cm">
          <text:p text:style-name="P3"><text:span text:style-name="T1">Craft </text:span><text:span text:style-name="T1">Woo</text:span><text:span text:style-name="T1">den </text:span><text:span text:style-name="T1">Plank</text:span><text:span text:style-name="T1">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8" draw:id="id8" draw:layer="layout" svg:width="5.08cm" svg:height="1.27cm" svg:x="2.587cm" svg:y="13.7cm">
          <text:p text:style-name="P3"><text:span text:style-name="T1">Print WARNING</text:span></text:p>
          <text:p text:style-name="P3"><text:span text:style-name="T1">“</text:span><text:span text:style-name="T1">Invalid recipe number.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7" draw:id="id7" draw:layer="layout" svg:width="5.08cm" svg:height="0.953cm" svg:x="2.587cm" svg:y="12.429cm">
          <text:p text:style-name="P3"><text:span text:style-name="T1">Craft Iron Ing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5" draw:id="id5" draw:layer="layout" svg:width="5.08cm" svg:height="1.27cm" svg:x="2.587cm" svg:y="10.207cm">
          <text:p text:style-name="P3"><text:span text:style-name="T1">Craft Sti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svg:x1="10.049cm" svg:y1="2.271cm" svg:x2="10.654cm" svg:y2="5.113cm" draw:start-shape="id1" draw:end-shape="id2" draw:end-glue-point="5" svg:d="M10049 2271v2842h605" svg:viewBox="0 0 606 2843">
          <text:p/>
        </draw:connector>
        <draw:custom-shape draw:style-name="gr7" draw:text-style-name="P3" xml:id="id3" draw:id="id3" draw:layer="layout" svg:width="5.08cm" svg:height="1.27cm" svg:x="7.35cm" svg:y="16.24cm">
          <text:p text:style-name="P3"><text:span text:style-name="T1">Wait for player to</text:span></text:p>
          <text:p text:style-name="P3"><text:span text:style-name="T1">press E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4" draw:layer="layout" svg:x1="9.89cm" svg:y1="17.51cm" svg:x2="17.669cm" svg:y2="18.78cm" draw:start-shape="id3" draw:start-glue-point="6" draw:end-shape="id4" draw:end-glue-point="4" svg:d="M9890 17510v636h7779v634" svg:viewBox="0 0 7780 1271">
          <text:p/>
        </draw:connector>
        <draw:custom-shape draw:style-name="gr9" draw:text-style-name="P2" xml:id="id2" draw:id="id2" draw:layer="layout" svg:width="6.135cm" svg:height="5.021cm" svg:x="10.654cm" svg:y="2.602cm">
          <text:p text:style-name="P1">Recipe matche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svg:x1="13.722cm" svg:y1="7.623cm" svg:x2="7.667cm" svg:y2="10.842cm" draw:start-shape="id2" draw:start-glue-point="6" draw:end-shape="id5" draw:end-glue-point="7" svg:d="M13722 7623v3219h-6055" svg:viewBox="0 0 6056 3220">
          <text:p text:style-name="P1"/>
          <text:p text:style-name="P1"/>
          <text:p text:style-name="P1"/>
          <text:p text:style-name="P1">On Stick</text:p>
        </draw:connector>
        <draw:connector draw:style-name="gr11" draw:text-style-name="P4" draw:layer="layout" svg:x1="13.722cm" svg:y1="7.623cm" svg:x2="7.667cm" svg:y2="9.256cm" draw:start-shape="id2" draw:start-glue-point="6" draw:end-shape="id6" draw:end-glue-point="7" svg:d="M13722 7623v1633h-6055" svg:viewBox="0 0 6056 1634">
          <text:p text:style-name="P1">On Wooden</text:p>
          <text:p text:style-name="P1">Planks</text:p>
        </draw:connector>
        <draw:connector draw:style-name="gr12" draw:text-style-name="P4" draw:layer="layout" svg:x1="13.722cm" svg:y1="7.623cm" svg:x2="7.667cm" svg:y2="12.906cm" draw:start-shape="id2" draw:start-glue-point="6" draw:end-shape="id7" draw:end-glue-point="7" svg:d="M13722 7623v5283h-6055" svg:viewBox="0 0 6056 5284">
          <text:p text:style-name="P1"/>
          <text:p text:style-name="P1"/>
          <text:p text:style-name="P1"/>
          <text:p text:style-name="P1"/>
          <text:p text:style-name="P1"/>
          <text:p text:style-name="P1">On Iron</text:p>
          <text:p text:style-name="P1">Ingot</text:p>
        </draw:connector>
        <draw:connector draw:style-name="gr13" draw:text-style-name="P4" draw:layer="layout" svg:x1="13.722cm" svg:y1="7.623cm" svg:x2="7.667cm" svg:y2="14.335cm" draw:start-shape="id2" draw:start-glue-point="6" draw:end-shape="id8" draw:end-glue-point="7" svg:d="M13722 7623v6712h-6055" svg:viewBox="0 0 6056 6713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DEFAULT</text:p>
        </draw:connector>
        <draw:connector draw:style-name="gr14" draw:text-style-name="P4" draw:layer="layout" svg:x1="2.587cm" svg:y1="9.256cm" svg:x2="7.35cm" svg:y2="16.875cm" draw:start-shape="id6" draw:start-glue-point="5" draw:end-shape="id3" draw:end-glue-point="5" svg:d="M2587 9256h-501v7619h5264" svg:viewBox="0 0 5265 7620">
          <text:p/>
        </draw:connector>
        <draw:connector draw:style-name="gr15" draw:text-style-name="P4" draw:layer="layout" svg:x1="2.587cm" svg:y1="10.842cm" svg:x2="7.35cm" svg:y2="16.875cm" draw:start-shape="id5" draw:start-glue-point="5" draw:end-shape="id3" draw:end-glue-point="5" svg:d="M2587 10842h-501v6033h5264" svg:viewBox="0 0 5265 6034">
          <text:p/>
        </draw:connector>
        <draw:connector draw:style-name="gr16" draw:text-style-name="P4" draw:layer="layout" svg:x1="2.587cm" svg:y1="12.906cm" svg:x2="7.35cm" svg:y2="16.875cm" draw:start-shape="id7" draw:start-glue-point="5" draw:end-shape="id3" draw:end-glue-point="5" svg:d="M2587 12906h-501v3969h5264" svg:viewBox="0 0 5265 3970">
          <text:p/>
        </draw:connector>
        <draw:connector draw:style-name="gr17" draw:text-style-name="P4" draw:layer="layout" svg:x1="2.587cm" svg:y1="14.335cm" svg:x2="7.35cm" svg:y2="16.875cm" draw:start-shape="id8" draw:start-glue-point="5" draw:end-shape="id3" draw:end-glue-point="5" svg:d="M2587 14335h-501v2540h5264" svg:viewBox="0 0 5265 254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2" draw:display-name="Arrowheads 22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pold Meinel</meta:initial-creator>
    <meta:creation-date>2023-09-20T18:17:40.160721466</meta:creation-date>
    <meta:generator>LibreOffice/7.5.6.2$Linux_X86_64 LibreOffice_project/50$Build-2</meta:generator>
    <dc:date>2023-09-20T21:31:08.298663446</dc:date>
    <dc:creator>Leopold Meinel</dc:creator>
    <meta:editing-duration>PT21M20S</meta:editing-duration>
    <meta:editing-cycles>3</meta:editing-cycles>
    <meta:document-statistic meta:object-count="18"/>
  </office:meta>
</office:document-meta>
</file>